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87f0" officeooo:paragraph-rsid="001b87f0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b87f0" officeooo:paragraph-rsid="001b87f0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2pt" fo:font-weight="normal" officeooo:rsid="002196de" officeooo:paragraph-rsid="002196d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language="en" fo:country="US" fo:font-weight="normal" officeooo:rsid="002196de" officeooo:paragraph-rsid="002196de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language="it" fo:country="IT" fo:font-weight="normal" officeooo:rsid="002196de" officeooo:paragraph-rsid="002196d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language="it" fo:country="IT" fo:font-weight="normal" officeooo:rsid="002196de" officeooo:paragraph-rsid="0024897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it" fo:country="IT" fo:font-weight="normal" officeooo:rsid="00248977" officeooo:paragraph-rsid="0024897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it" fo:country="IT" fo:font-weight="normal" officeooo:rsid="002196de" officeooo:paragraph-rsid="002196de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language="it" fo:country="IT" fo:font-weight="normal" officeooo:rsid="002196de" officeooo:paragraph-rsid="002196de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language="it" fo:country="IT" fo:font-weight="normal" officeooo:rsid="0026a654" officeooo:paragraph-rsid="0026a654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officeooo:rsid="002196de" officeooo:paragraph-rsid="002196de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fo:font-weight="normal" officeooo:rsid="0026a654" officeooo:paragraph-rsid="0026a654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fo:language="en" fo:country="US" fo:font-weight="normal" officeooo:rsid="00248977" officeooo:paragraph-rsid="00248977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size="12pt" fo:language="en" fo:country="US" fo:font-weight="normal" officeooo:rsid="002196de" officeooo:paragraph-rsid="002196de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it" fo:country="IT"/>
    </style:style>
    <style:style style:name="T3" style:family="text">
      <style:text-properties fo:language="it" fo:country="IT" officeooo:rsid="00238730"/>
    </style:style>
    <style:style style:name="T4" style:family="text">
      <style:text-properties fo:language="it" fo:country="IT" officeooo:rsid="00242325"/>
    </style:style>
    <style:style style:name="T5" style:family="text">
      <style:text-properties officeooo:rsid="002196de"/>
    </style:style>
    <style:style style:name="T6" style:family="text">
      <style:text-properties officeooo:rsid="00238730"/>
    </style:style>
    <style:style style:name="T7" style:family="text">
      <style:text-properties officeooo:rsid="0025241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Bozza Procedura</text:span> <text:span text:style-name="T5">Di Sanificazione </text:span>Ozono <text:span text:style-name="T5">Per </text:span>Scarp<text:span text:style-name="T5">iera</text:span></text:p>
      <text:p text:style-name="P1"/>
      <text:p text:style-name="P5">La seguente lista elenca i passi principali del ciclo di sanificazione ad ozono dal momento in cui sono state inserite le scarpe in poi.</text:p>
      <text:p text:style-name="P3"><text:span text:style-name="T2"/></text:p>
      <text:list text:style-name="L1">
        <text:list-item>
          <text:p text:style-name="P10">L’utente inserisce le scarpe nell’apposito “cassetto” e lo chiude</text:p>
        </text:list-item>
        <text:list-item>
          <text:p text:style-name="P9">L’utente preme il pulsante di accensione</text:p>
        </text:list-item>
        <text:list-item>
          <text:p text:style-name="P10">Il sistema fa partire la ventola (raffreddamento/distribuzione ozono)</text:p>
        </text:list-item>
        <text:list-item>
          <text:p text:style-name="P10">Viene prodotto ozono per 10 secondi</text:p>
        </text:list-item>
        <text:list-item>
          <text:p text:style-name="P10">Viene fatta una pausa per 30 minuti</text:p>
        </text:list-item>
        <text:list-item>
          <text:p text:style-name="P10">Viene eseguita la deumidificazione per 10 minuti (compressore + filtro a sali)</text:p>
        </text:list-item>
        <text:list-item>
          <text:p text:style-name="P10">Viene prodotto ozono per 10 secondi</text:p>
        </text:list-item>
        <text:list-item>
          <text:p text:style-name="P12"><text:span text:style-name="T2">Viene fatta una pausa di 1 ora</text:span></text:p>
        </text:list-item>
        <text:list-item>
          <text:p text:style-name="P12"><text:span text:style-name="T2">L’utente può aprire il “</text:span><text:span text:style-name="T1">cassetto” e ritirare le scarpe</text:span></text:p>
        </text:list-item>
      </text:list>
      <text:p text:style-name="P7"><text:span text:style-name="T1"/></text:p>
      <text:p text:style-name="P6">Lo schermo mostrerà i seguenti dati:</text:p>
      <text:p text:style-name="P5"/>
      <text:list text:style-name="L2">
        <text:list-item>
          <text:p text:style-name="P14">Stato d<text:span text:style-name="T2">i lavoro (attrezzatura in funzione, pronta all’uso, ecc…)</text:span></text:p>
        </text:list-item>
        <text:list-item>
          <text:p text:style-name="P14">T<text:span text:style-name="T2">empi di lavoro (tempo rimanente fine ciclo, ecc…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08:33:07.817000000</meta:creation-date>
    <dc:date>2024-12-02T09:28:55.166000000</dc:date>
    <meta:editing-duration>PT2H3M17S</meta:editing-duration>
    <meta:editing-cycles>10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4" meta:word-count="135" meta:character-count="801" meta:non-whitespace-character-count="691"/>
  </office:meta>
</office:document-meta>
</file>